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90000001904C2CB330BD0EE51C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rsid="001df3db" officeooo:paragraph-rsid="001df3db"/>
    </style:style>
    <style:style style:name="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fo:color="#158466" style:font-name="DejaVu Sans" fo:font-style="normal" style:text-underline-style="none" fo:font-weight="bold" officeooo:rsid="00208040" style:font-style-asian="normal" style:font-weight-asian="bold" style:font-style-complex="normal" style:font-weight-complex="bold"/>
    </style:style>
    <style:style style:name="T4" style:family="text">
      <style:text-properties style:font-name="DejaVu Sans"/>
    </style:style>
    <style:style style:name="T5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M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3" style:family="text">
      <style:text-properties fo:color="#158466" style:font-name="DejaVu Sans" fo:font-style="normal" style:text-underline-style="none" fo:font-weight="bold" officeooo:rsid="00208040" style:font-style-asian="normal" style:font-weight-asian="bold" style:font-style-complex="normal" style:font-weight-complex="bold"/>
    </style:style>
    <style:style style:name="MT4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5" style:family="text">
      <style:text-properties style:font-name="DejaVu Sans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Standard"><draw:frame draw:style-name="Mfr1" draw:name="Figura1" text:anchor-type="char" svg:x="-0.619cm" svg:y="-0.9cm" svg:width="1.707cm" svg:height="1.707cm" draw:z-index="0"><draw:image xlink:href="Pictures/1000000000000190000001904C2CB330BD0EE51C.jpg" xlink:type="simple" xlink:show="embed" xlink:actuate="onLoad" loext:mime-type="image/jpeg"/></draw:frame><text:s text:c="51"/><text:span text:style-name="MT1"><text:s/></text:span><text:span text:style-name="MT2">Caderno Trybe:</text:span><text:span text:style-name="MT3">22.1</text:span><text:span text:style-name="MT2"> </text:span><text:span text:style-name="MT4"><text:s text:c="4"/></text:span><text:span text:style-name="MT5"><text:s text:c="19"/>Data: </text:span><text:span text:style-name="MT5"><text:date style:data-style-name="N37" text:date-value="2021-08-30T11:47:20.064490190" text:fixed="true">30/08/21</text:date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6T15:05:49.180925679</meta:creation-date>
    <dc:date>2022-03-14T11:09:06.873607668</dc:date>
    <meta:editing-duration>PT30M22S</meta:editing-duration>
    <meta:editing-cycles>5</meta:editing-cycles>
    <meta:generator>LibreOffice/6.4.7.2$Linux_X86_64 LibreOffice_project/40$Build-2</meta:generator>
    <dc:creator>Elton Moreno</dc:creator>
    <meta:document-statistic meta:table-count="0" meta:image-count="1" meta:object-count="0" meta:page-count="1" meta:paragraph-count="1" meta:word-count="4" meta:character-count="108" meta:non-whitespace-character-count="30"/>
  </office:meta>
</office:document-meta>
</file>